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4.6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 style:data-style-name="N2"/>
    <style:style style:name="ce3" style:family="table-cell" style:parent-style-name="Default" style:data-style-name="N149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49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49">
      <style:table-cell-properties fo:wrap-option="wrap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49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cccccc" fo:border-left="none" fo:border-right="none" fo:border-top="0.06pt solid #cccccc"/>
      <style:text-properties style:font-name="Liberation Sans" fo:font-size="10pt" style:font-size-asian="10pt" style:font-size-complex="10pt"/>
    </style:style>
    <style:style style:name="ce15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0.06pt solid #ccccc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333333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6" style:family="table-cell" style:parent-style-name="Default" style:data-style-name="N84">
      <style:table-cell-properties fo:wrap-option="wrap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wrap-option="wrap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cal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formula="of:=AND(0;0)" office:value-type="boolean" office:boolean-value="false" calcext:value-type="boolean">
            <text:p/>
          </table:table-cell>
          <table:table-cell table:formula="of:=AND(1;0)" office:value-type="boolean" office:boolean-value="false" calcext:value-type="boolean">
            <text:p/>
          </table:table-cell>
          <table:table-cell table:style-name="ce1" table:formula="of:=AND(0;1)" office:value-type="boolean" office:boolean-value="false" calcext:value-type="boolean">
            <text:p/>
          </table:table-cell>
          <table:table-cell table:style-name="ce1" table:formula="of:=AND(1;1)" office:value-type="boolean" office:boolean-value="true" calcext:value-type="boolean">
            <text:p/>
          </table:table-cell>
          <table:table-cell table:style-name="ce1" table:formula="of:=AND(1;1;1;1;0)" office:value-type="boolean" office:boolean-value="false" calcext:value-type="boolean">
            <text:p/>
          </table:table-cell>
        </table:table-row>
        <table:table-row table:style-name="ro1">
          <table:table-cell table:formula="of:=FALSE()" office:value-type="boolean" office:boolean-value="false" calcext:value-type="boolean">
            <text:p/>
          </table:table-cell>
          <table:table-cell table:style-name="Default"/>
          <table:table-cell table:number-columns-repeated="3"/>
        </table:table-row>
        <table:table-row table:style-name="ro1">
          <table:table-cell table:formula="of:=IF(TRUE())" office:value-type="boolean" office:boolean-value="true" calcext:value-type="boolean">
            <text:p/>
          </table:table-cell>
          <table:table-cell table:formula="of:=IF(FALSE()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 calcext:value-type="boolean">
            <text:p/>
          </table:table-cell>
          <table:table-cell table:formula="of:=NOT(1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 calcext:value-type="boolean">
            <text:p/>
          </table:table-cell>
          <table:table-cell table:formula="of:=OR(1;0)" office:value-type="boolean" office:boolean-value="true" calcext:value-type="boolean">
            <text:p/>
          </table:table-cell>
          <table:table-cell table:style-name="ce1" table:formula="of:=OR(0;1)" office:value-type="boolean" office:boolean-value="true" calcext:value-type="boolean">
            <text:p/>
          </table:table-cell>
          <table:table-cell table:style-name="ce1" table:formula="of:=OR(1;1)" office:value-type="boolean" office:boolean-value="true" calcext:value-type="boolean">
            <text:p/>
          </table:table-cell>
          <table:table-cell table:style-name="ce1" table:formula="of:=OR(0; 0; 0; 1)" office:value-type="boolean" office:boolean-value="true" calcext:value-type="boolean">
            <text:p/>
          </table:table-cell>
        </table:table-row>
        <table:table-row table:style-name="ro1">
          <table:table-cell table:formula="of:=TRUE()" office:value-type="boolean" office:boolean-value="true" calcext:value-type="boolean">
            <text:p/>
          </table:table-cell>
          <table:table-cell table:style-name="Default"/>
          <table:table-cell table:number-columns-repeated="3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3" table:default-cell-style-name="Default"/>
        <table:table-row table:style-name="ro2">
          <table:table-cell table:formula="of:=ADDRESS(2;3)" office:value-type="string" office:string-value="$C$2" calcext:value-type="string">
            <text:p>$C$2</text:p>
          </table:table-cell>
          <table:table-cell table:formula="of:=ADDRESS(1;1)" office:value-type="string" office:string-value="$A$1" calcext:value-type="string">
            <text:p>$A$1</text:p>
          </table:table-cell>
          <table:table-cell table:formula="of:=ADDRESS(2;2;2;;&quot;Sheet&quot;)" office:value-type="string" office:string-value="Sheet.B$2" calcext:value-type="string">
            <text:p>Sheet.B$2</text:p>
          </table:table-cell>
          <table:table-cell table:formula="of:=ADDRESS(2;2;1;0;&quot;Sheet&quot;)" office:value-type="string" office:string-value="Sheet!R2C2" calcext:value-type="string">
            <text:p>Sheet!R2C2</text:p>
          </table:table-cell>
          <table:table-cell table:number-columns-repeated="10"/>
          <table:table-cell office:value-type="string" calcext:value-type="string">
            <text:p>for referencing, don't test cont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LUMN([.B3])" office:value-type="float" office:value="2" calcext:value-type="float">
            <text:p/>
          </table:table-cell>
          <table:table-cell table:formula="of:=COLUMN([.D2:.F3])" office:value-type="float" office:value="4" calcext:value-type="float">
            <text:p/>
          </table:table-cell>
          <table:table-cell table:number-matrix-columns-spanned="3" table:number-matrix-rows-spanned="1" table:formula="of:=COLUMN([.D2:.F3])" office:value-type="float" office:value="4" calcext:value-type="float">
            <text:p/>
          </table:table-cell>
          <table:table-cell office:value-type="float" office:value="5" calcext:value-type="float">
            <text:p/>
          </table:table-cell>
          <table:table-cell office:value-type="float" office:value="6" calcext:value-type="float">
            <text:p/>
          </table:table-cell>
          <table:table-cell table:formula="of:=COLUMN(global1)" office:value-type="float" office:value="15" calcext:value-type="float">
            <text:p/>
          </table:table-cell>
          <table:table-cell table:formula="of:=COLUMN(local1)" office:value-type="float" office:value="15" calcext:value-type="float">
            <text:p/>
          </table:table-cell>
          <table:table-cell table:formula="of:=COLUMN([Logical.F3])" office:value-type="float" office:value="6" calcext:value-type="float">
            <text:p/>
          </table:table-cell>
          <table:table-cell table:number-matrix-columns-spanned="1" table:number-matrix-rows-spanned="1" table:formula="of:=COLUMN()" office:value-type="float" office:value="9" calcext:value-type="float">
            <text:p/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INDIRECT(&quot;O2&quot;)" office:value-type="float" office:value="1" calcext:value-type="float">
            <text:p/>
          </table:table-cell>
          <table:table-cell table:formula="of:=INDIRECT(local1)" office:value-type="float" office:value="3" calcext:value-type="float">
            <text:p/>
          </table:table-cell>
          <table:table-cell table:formula="of:=INDIRECT(global1)" office:value-type="float" office:value="4" calcext:value-type="float">
            <text:p/>
          </table:table-cell>
          <table:table-cell table:formula="of:=INDIRECT([.O7])" office:value-type="float" office:value="4" calcext:value-type="float">
            <text:p/>
          </table:table-cell>
          <table:table-cell table:formula="of:=INDIRECT(&quot;R3C15&quot;;0)" office:value-type="float" office:value="2" calcext:value-type="float">
            <text:p/>
          </table:table-cell>
          <table:table-cell table:formula="of:=INDIRECT(&quot;R[0]C[9]&quot;;0)" office:value-type="float" office:value="2" calcext:value-type="float">
            <text:p/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s</text:p>
          </table:table-cell>
        </table:table-row>
        <table:table-row table:style-name="ro2">
          <table:table-cell table:formula="of:=ROW([.B2])" office:value-type="float" office:value="2" calcext:value-type="float">
            <text:p/>
          </table:table-cell>
          <table:table-cell table:formula="of:=ROW([.F4:.H5])" office:value-type="float" office:value="4" calcext:value-type="float">
            <text:p/>
          </table:table-cell>
          <table:table-cell table:formula="of:=ROW(global1)" office:value-type="float" office:value="7" calcext:value-type="float">
            <text:p/>
          </table:table-cell>
          <table:table-cell table:formula="of:=ROW(local1)" office:value-type="float" office:value="8" calcext:value-type="float">
            <text:p/>
          </table:table-cell>
          <table:table-cell table:number-matrix-columns-spanned="1" table:number-matrix-rows-spanned="1" table:formula="of:=ROW()" office:value-type="float" office:value="4" calcext:value-type="float">
            <text:p/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st</text:p>
          </table:table-cell>
        </table:table-row>
        <table:table-row table:style-name="ro2">
          <table:table-cell table:formula="of:=MATCH(&quot;test&quot;; [.R1:.R10]; 0)" office:value-type="float" office:value="4" calcext:value-type="float">
            <text:p/>
          </table:table-cell>
          <table:table-cell table:formula="of:=MATCH(&quot;test&quot;; [.R1:.R10]; -1)" office:value-type="float" office:value="5" calcext:value-type="float">
            <text:p/>
          </table:table-cell>
          <table:table-cell table:formula="of:=MATCH(&quot;testi&quot;; [.R1:.R10]; 0)" office:value-type="string" office:string-value="" calcext:value-type="error">
            <text:p/>
          </table:table-cell>
          <table:table-cell table:formula="of:=MATCH(&quot;testi..&quot;; [.R1:.R10]; 0)" office:value-type="float" office:value="8" calcext:value-type="float">
            <text:p/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</text:p>
          </table:table-cell>
        </table:table-row>
        <table:table-row table:style-name="ro2"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O5</text:p>
          </table:table-cell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2">
          <table:table-cell table:number-columns-repeated="14"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testing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testing2</text:p>
          </table:table-cell>
        </table:table-row>
        <table:table-row table:style-name="ro2" table:number-rows-repeated="1048566">
          <table:table-cell table:number-columns-repeated="18"/>
        </table:table-row>
        <table:table-row table:style-name="ro2">
          <table:table-cell table:number-columns-repeated="18"/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4" table:default-cell-style-name="Default"/>
        <table:table-row table:style-name="ro2">
          <table:table-cell table:formula="of:=ABS(0)" office:value-type="float" office:value="0" calcext:value-type="float">
            <text:p/>
          </table:table-cell>
          <table:table-cell table:formula="of:=ABS(1)" office:value-type="float" office:value="1" calcext:value-type="float">
            <text:p/>
          </table:table-cell>
          <table:table-cell table:formula="of:=ABS(-10)" office:value-type="float" office:value="10" calcext:value-type="float">
            <text:p/>
          </table:table-cell>
          <table:table-cell table:number-columns-repeated="6"/>
          <table:table-cell office:value-type="string" calcext:value-type="string">
            <text:p>ABS</text:p>
          </table:table-cell>
        </table:table-row>
        <table:table-row table:style-name="ro2">
          <table:table-cell table:formula="of:=ACOS(0)/PI()" office:value-type="float" office:value="0.5" calcext:value-type="float">
            <text:p/>
          </table:table-cell>
          <table:table-cell table:formula="of:=ACOS(1)" office:value-type="float" office:value="0" calcext:value-type="float">
            <text:p/>
          </table:table-cell>
          <table:table-cell table:formula="of:=ACOS(-1)/PI()" office:value-type="float" office:value="1" calcext:value-type="float">
            <text:p/>
          </table:table-cell>
          <table:table-cell table:number-columns-repeated="6"/>
          <table:table-cell office:value-type="string" calcext:value-type="string">
            <text:p>ACOS</text:p>
          </table:table-cell>
        </table:table-row>
        <table:table-row table:style-name="ro2">
          <table:table-cell table:formula="of:=ACOSH(1)" office:value-type="float" office:value="0" calcext:value-type="float">
            <text:p/>
          </table:table-cell>
          <table:table-cell table:formula="of:=ACOSH(0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ACOSH</text:p>
          </table:table-cell>
        </table:table-row>
        <table:table-row table:style-name="ro2">
          <table:table-cell table:formula="of:=ACOT(0)/PI()" office:value-type="float" office:value="0.5" calcext:value-type="float">
            <text:p/>
          </table:table-cell>
          <table:table-cell table:formula="of:=ACOT(-1)/PI()" office:value-type="float" office:value="0.75" calcext:value-type="float">
            <text:p/>
          </table:table-cell>
          <table:table-cell table:formula="of:=ACOT(1)/PI()" office:value-type="float" office:value="0.25" calcext:value-type="float">
            <text:p/>
          </table:table-cell>
          <table:table-cell table:number-columns-repeated="6"/>
          <table:table-cell office:value-type="string" calcext:value-type="string">
            <text:p>ACOT</text:p>
          </table:table-cell>
        </table:table-row>
        <table:table-row table:style-name="ro2">
          <table:table-cell table:formula="of:=PI()" office:value-type="float" office:value="3.14159265358979" calcext:value-type="float">
            <text:p/>
          </table:table-cell>
          <table:table-cell table:number-columns-repeated="8"/>
          <table:table-cell office:value-type="string" calcext:value-type="string">
            <text:p>PI</text:p>
          </table:table-cell>
        </table:table-row>
        <table:table-row table:style-name="ro2">
          <table:table-cell table:formula="of:=ODD(0)" office:value-type="float" office:value="1" calcext:value-type="float">
            <text:p/>
          </table:table-cell>
          <table:table-cell table:formula="of:=ODD(1)" office:value-type="float" office:value="1" calcext:value-type="float">
            <text:p/>
          </table:table-cell>
          <table:table-cell table:formula="of:=ODD(2)" office:value-type="float" office:value="3" calcext:value-type="float">
            <text:p/>
          </table:table-cell>
          <table:table-cell table:formula="of:=ODD(-3)" office:value-type="float" office:value="-3" calcext:value-type="float">
            <text:p/>
          </table:table-cell>
          <table:table-cell table:formula="of:=ODD(-4)" office:value-type="float" office:value="-5" calcext:value-type="float">
            <text:p/>
          </table:table-cell>
          <table:table-cell table:formula="of:=ODD(3.4)" office:value-type="float" office:value="5" calcext:value-type="float">
            <text:p/>
          </table:table-cell>
          <table:table-cell table:number-columns-repeated="3"/>
          <table:table-cell office:value-type="string" calcext:value-type="string">
            <text:p>ODD</text:p>
          </table:table-cell>
        </table:table-row>
        <table:table-row table:style-name="ro2">
          <table:table-cell table:formula="of:=EVEN(0)" office:value-type="float" office:value="0" calcext:value-type="float">
            <text:p/>
          </table:table-cell>
          <table:table-cell table:formula="of:=EVEN(1)" office:value-type="float" office:value="2" calcext:value-type="float">
            <text:p/>
          </table:table-cell>
          <table:table-cell table:formula="of:=EVEN(11)" office:value-type="float" office:value="12" calcext:value-type="float">
            <text:p/>
          </table:table-cell>
          <table:table-cell table:formula="of:=EVEN(-3)" office:value-type="float" office:value="-4" calcext:value-type="float">
            <text:p/>
          </table:table-cell>
          <table:table-cell table:formula="of:=EVEN(-5)" office:value-type="float" office:value="-6" calcext:value-type="float">
            <text:p/>
          </table:table-cell>
          <table:table-cell table:formula="of:=EVEN(3.4)" office:value-type="float" office:value="4" calcext:value-type="float">
            <text:p/>
          </table:table-cell>
          <table:table-cell table:number-columns-repeated="3"/>
          <table:table-cell office:value-type="string" calcext:value-type="string">
            <text:p>EVEN</text:p>
          </table:table-cell>
        </table:table-row>
        <table:table-row table:style-name="ro2">
          <table:table-cell table:formula="of:=BITAND(12;6)" office:value-type="float" office:value="4" calcext:value-type="float">
            <text:p/>
          </table:table-cell>
          <table:table-cell table:formula="of:=BITAND(-1;12)" office:value-type="string" office:string-value="" calcext:value-type="error">
            <text:p/>
          </table:table-cell>
          <table:table-cell table:formula="of:=BITAND(281474976710656;12)" office:value-type="string" office:string-value="" calcext:value-type="error">
            <text:p/>
          </table:table-cell>
          <table:table-cell table:number-columns-repeated="6"/>
          <table:table-cell office:value-type="string" calcext:value-type="string">
            <text:p>BITAND</text:p>
          </table:table-cell>
        </table:table-row>
        <table:table-row table:style-name="ro2">
          <table:table-cell table:formula="of:=BITOR(12;6)" office:value-type="float" office:value="14" calcext:value-type="float">
            <text:p/>
          </table:table-cell>
          <table:table-cell table:formula="of:=BITOR(-1;12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BITOR</text:p>
          </table:table-cell>
        </table:table-row>
        <table:table-row table:style-name="ro2">
          <table:table-cell table:formula="of:=BITXOR(6;12)" office:value-type="float" office:value="10" calcext:value-type="float">
            <text:p/>
          </table:table-cell>
          <table:table-cell table:formula="of:=BITXOR(-1;12)" office:value-type="string" office:string-value="" calcext:value-type="error">
            <text:p/>
          </table:table-cell>
          <table:table-cell table:number-columns-repeated="7"/>
          <table:table-cell office:value-type="string" calcext:value-type="string">
            <text:p>BITXOR</text:p>
          </table:table-cell>
        </table:table-row>
        <table:table-row table:style-name="ro2">
          <table:table-cell table:formula="of:=BITRSHIFT(12;2)" office:value-type="float" office:value="3" calcext:value-type="float">
            <text:p/>
          </table:table-cell>
          <table:table-cell table:formula="of:=BITRSHIFT(12;-2)" office:value-type="float" office:value="48" calcext:value-type="float">
            <text:p/>
          </table:table-cell>
          <table:table-cell table:number-columns-repeated="7"/>
          <table:table-cell office:value-type="string" calcext:value-type="string">
            <text:p>BITSHIFT</text:p>
          </table:table-cell>
        </table:table-row>
        <table:table-row table:style-name="ro2">
          <table:table-cell table:formula="of:=BITLSHIFT(12;2)" office:value-type="float" office:value="48" calcext:value-type="float">
            <text:p/>
          </table:table-cell>
          <table:table-cell table:formula="of:=BITLSHIFT(12;-2)" office:value-type="float" office:value="3" calcext:value-type="float">
            <text:p/>
          </table:table-cell>
          <table:table-cell table:number-columns-repeated="7"/>
          <table:table-cell office:value-type="string" calcext:value-type="string">
            <text:p>BITLSHIFT</text:p>
          </table:table-cell>
        </table:table-row>
        <table:table-row table:style-name="ro2">
          <table:table-cell table:formula="of:=SIN(PI()/4)" office:value-type="float" office:value="0.707106781186547" calcext:value-type="float">
            <text:p/>
          </table:table-cell>
          <table:table-cell table:style-name="ce2" table:formula="of:=SIN(PI())" office:value-type="float" office:value="1.22464679914735E-016" calcext:value-type="float">
            <text:p/>
          </table:table-cell>
          <table:table-cell table:number-columns-repeated="7"/>
          <table:table-cell office:value-type="string" calcext:value-type="string">
            <text:p>SIN</text:p>
          </table:table-cell>
        </table:table-row>
        <table:table-row table:style-name="ro2">
          <table:table-cell table:formula="of:=COS(PI()/4)" office:value-type="float" office:value="0.707106781186548" calcext:value-type="float">
            <text:p/>
          </table:table-cell>
          <table:table-cell table:formula="of:=COS(PI())" office:value-type="float" office:value="-1" calcext:value-type="float">
            <text:p/>
          </table:table-cell>
          <table:table-cell table:number-columns-repeated="7"/>
          <table:table-cell office:value-type="string" calcext:value-type="string">
            <text:p>COS</text:p>
          </table:table-cell>
        </table:table-row>
        <table:table-row table:style-name="ro2">
          <table:table-cell table:formula="of:=COUNTBLANK([.A1:.C13])" office:value-type="float" office:value="8" calcext:value-type="float">
            <text:p/>
          </table:table-cell>
          <table:table-cell table:number-columns-repeated="8"/>
          <table:table-cell office:value-type="string" calcext:value-type="string">
            <text:p>COUNTBLANK</text:p>
          </table:table-cell>
        </table:table-row>
        <table:table-row table:style-name="ro2">
          <table:table-cell table:formula="of:=COUNTA([.B1:.B13])" office:value-type="float" office:value="12" calcext:value-type="float">
            <text:p/>
          </table:table-cell>
          <table:table-cell table:number-columns-repeated="8"/>
          <table:table-cell office:value-type="string" calcext:value-type="string">
            <text:p>COUNTA</text:p>
          </table:table-cell>
        </table:table-row>
        <table:table-row table:style-name="ro2">
          <table:table-cell table:formula="of:=COUNT([.C1:.C13])" office:value-type="float" office:value="5" calcext:value-type="float">
            <text:p/>
          </table:table-cell>
          <table:table-cell table:number-columns-repeated="8"/>
          <table:table-cell office:value-type="string" calcext:value-type="string">
            <text:p>COUNT</text:p>
          </table:table-cell>
        </table:table-row>
        <table:table-row table:style-name="ro2">
          <table:table-cell table:formula="of:=ROUND(1.234;1)" office:value-type="float" office:value="1.2" calcext:value-type="float">
            <text:p/>
          </table:table-cell>
          <table:table-cell table:formula="of:=ROUND(1.2345;0)" office:value-type="float" office:value="1" calcext:value-type="float">
            <text:p/>
          </table:table-cell>
          <table:table-cell table:formula="of:=ROUND(1.234;-1)" office:value-type="float" office:value="0" calcext:value-type="float">
            <text:p/>
          </table:table-cell>
          <table:table-cell table:formula="of:=ROUND(951.23;-2)" office:value-type="float" office:value="1000" calcext:value-type="float">
            <text:p/>
          </table:table-cell>
          <table:table-cell table:number-columns-repeated="5"/>
          <table:table-cell office:value-type="string" calcext:value-type="string">
            <text:p>ROUND</text:p>
          </table:table-cell>
        </table:table-row>
        <table:table-row table:style-name="ro2">
          <table:table-cell table:formula="of:=SQRT(4)" office:value-type="float" office:value="2" calcext:value-type="float">
            <text:p/>
          </table:table-cell>
          <table:table-cell table:formula="of:=SQRT(16)" office:value-type="float" office:value="4" calcext:value-type="float">
            <text:p/>
          </table:table-cell>
          <table:table-cell table:formula="of:=SQRT(-1)" office:value-type="string" office:string-value="" calcext:value-type="error">
            <text:p/>
          </table:table-cell>
          <table:table-cell table:number-columns-repeated="6"/>
          <table:table-cell office:value-type="string" calcext:value-type="string">
            <text:p>SQRT</text:p>
          </table:table-cell>
        </table:table-row>
      </table:table>
      <table:table table:name="Information" table:style-name="ta1">
        <table:table-column table:style-name="co4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table:formula="of:=CELL(&quot;COL&quot;;[.AA1])" office:value-type="float" office:value="27" calcext:value-type="float">
            <text:p/>
          </table:table-cell>
          <table:table-cell table:style-name="Default" table:formula="of:=CELL(&quot;ROW&quot;;[.AA1])" office:value-type="float" office:value="1" calcext:value-type="float">
            <text:p/>
          </table:table-cell>
          <table:table-cell table:style-name="Default" table:formula="of:=CELL(&quot;SHEET&quot;; [.A1])" office:value-type="float" office:value="4" calcext:value-type="float">
            <text:p/>
          </table:table-cell>
          <table:table-cell table:formula="of:=CELL(&quot;Address&quot;; [.E1])" office:value-type="string" office:string-value="$E$1" calcext:value-type="string">
            <text:p>$E$1</text:p>
          </table:table-cell>
          <table:table-cell table:formula="of:=CELL(&quot;Address&quot;; [Logical.A1])" office:value-type="string" office:string-value="$Logical.$A$1" calcext:value-type="string">
            <text:p>$Logical.$A$1</text:p>
          </table:table-cell>
          <table:table-cell table:formula="of:=CELL(&quot;CONTENTS&quot;;[.C1])" office:value-type="float" office:value="4" calcext:value-type="float">
            <text:p/>
          </table:table-cell>
          <table:table-cell table:formula="of:=CELL(&quot;TYPE&quot;; [.AA1])" office:value-type="string" office:string-value="b" calcext:value-type="string">
            <text:p>b</text:p>
          </table:table-cell>
          <table:table-cell table:formula="of:=CELL(&quot;TYPE&quot;;[.A1])" office:value-type="string" office:string-value="v" calcext:value-type="string">
            <text:p>v</text:p>
          </table:table-cell>
          <table:table-cell table:formula="of:=CELL(&quot;TYPE&quot;;[.D1])" office:value-type="string" office:string-value="l" calcext:value-type="string">
            <text:p>l</text:p>
          </table:table-cell>
        </table:table-row>
        <table:table-row table:style-name="ro1">
          <table:table-cell table:style-name="Default" table:formula="of:=1+2+ORG.OPENOFFICE.CURRENT()" office:value-type="float" office:value="6" calcext:value-type="float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formula="of:=FORMULA([.B1])" office:value-type="string" office:string-value="=CELL(&quot;ROW&quot;,AA1)" calcext:value-type="string">
            <text:p>=CELL("ROW",AA1)</text:p>
          </table:table-cell>
          <table:table-cell table:style-name="Default" table:formula="of:=FORMULA([Spreadsheet.A1])" office:value-type="string" office:string-value="=ADDRESS(2,3)" calcext:value-type="string">
            <text:p>=ADDRESS(2,3)</text:p>
          </table:table-cell>
          <table:table-cell table:style-name="Default"/>
          <table:table-cell table:number-columns-repeated="6"/>
        </table:table-row>
        <table:table-row table:style-name="ro1">
          <table:table-cell table:formula="of:=ISBLANK([.B3])" office:value-type="boolean" office:boolean-value="false" calcext:value-type="boolean">
            <text:p/>
          </table:table-cell>
          <table:table-cell table:formula="of:=ISBLANK([.B2])" office:value-type="boolean" office:boolean-value="true" calcext:value-type="boolean">
            <text:p/>
          </table:table-cell>
          <table:table-cell table:formula="of:=ISBLANK(global1)" office:value-type="boolean" office:boolean-value="false" calcext:value-type="boolean">
            <text:p/>
          </table:table-cell>
          <table:table-cell table:number-columns-repeated="6"/>
        </table:table-row>
        <table:table-row table:style-name="ro1">
          <table:table-cell table:formula="of:=ISERR([.B4])" office:value-type="boolean" office:boolean-value="false" calcext:value-type="boolean">
            <text:p/>
          </table:table-cell>
          <table:table-cell table:formula="of:=ISERR([Mathematical.B3])" office:value-type="boolean" office:boolean-value="true" calcext:value-type="boolean">
            <text:p/>
          </table:table-cell>
          <table:table-cell table:formula="of:=ISERR(NA())" office:value-type="boolean" office:boolean-value="false" calcext:value-type="boolean">
            <text:p/>
          </table:table-cell>
          <table:table-cell table:style-name="ce1" table:formula="of:=ISERR(1/0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ERROR([Mathematical.B3])" office:value-type="boolean" office:boolean-value="true" calcext:value-type="boolean">
            <text:p/>
          </table:table-cell>
          <table:table-cell table:formula="of:=ISERROR([.B3])" office:value-type="boolean" office:boolean-value="false" calcext:value-type="boolean">
            <text:p/>
          </table:table-cell>
          <table:table-cell table:formula="of:=ISERROR(NA())" office:value-type="boolean" office:boolean-value="true" calcext:value-type="boolean">
            <text:p/>
          </table:table-cell>
          <table:table-cell table:style-name="ce1" table:formula="of:=ISERROR(SQRT(-1)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EVEN(0)" office:value-type="boolean" office:boolean-value="true" calcext:value-type="boolean">
            <text:p/>
          </table:table-cell>
          <table:table-cell table:formula="of:=ISEVEN(-3)" office:value-type="boolean" office:boolean-value="false" calcext:value-type="boolean">
            <text:p/>
          </table:table-cell>
          <table:table-cell table:formula="of:=ISEVEN(3)" office:value-type="boolean" office:boolean-value="false" calcext:value-type="boolean">
            <text:p/>
          </table:table-cell>
          <table:table-cell table:style-name="ce1" table:formula="of:=ISEVEN(10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FORMULA([.B1])" office:value-type="boolean" office:boolean-value="true" calcext:value-type="boolean">
            <text:p/>
          </table:table-cell>
          <table:table-cell table:formula="of:=ISFORMULA([.AA1])" office:value-type="boolean" office:boolean-value="false" calcext:value-type="boolean">
            <text:p/>
          </table:table-cell>
          <table:table-cell table:formula="of:=ISFORMULA([Spreadsheet.O3])" office:value-type="boolean" office:boolean-value="false" calcext:value-type="boolean">
            <text:p/>
          </table:table-cell>
          <table:table-cell table:number-columns-repeated="6"/>
        </table:table-row>
        <table:table-row table:style-name="ro1">
          <table:table-cell table:formula="of:=ISLOGICAL(2)" office:value-type="boolean" office:boolean-value="false" calcext:value-type="boolean">
            <text:p/>
          </table:table-cell>
          <table:table-cell table:formula="of:=ISLOGICAL(1)" office:value-type="boolean" office:boolean-value="false" calcext:value-type="boolean">
            <text:p/>
          </table:table-cell>
          <table:table-cell table:formula="of:=ISLOGICAL(&quot;FALSE&quot;)" office:value-type="boolean" office:boolean-value="false" calcext:value-type="boolean">
            <text:p/>
          </table:table-cell>
          <table:table-cell table:style-name="ce1" table:formula="of:=ISLOGICAL([.B4]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formula="of:=ISNA(NA())" office:value-type="boolean" office:boolean-value="true" calcext:value-type="boolean">
            <text:p/>
          </table:table-cell>
          <table:table-cell table:formula="of:=ISNA([.B9])" office:value-type="boolean" office:boolean-value="false" calcext:value-type="boolean">
            <text:p/>
          </table:table-cell>
          <table:table-cell table:formula="of:=ISNA([.B3])" office:value-type="boolean" office:boolean-value="false" calcext:value-type="boolean">
            <text:p/>
          </table:table-cell>
          <table:table-cell table:style-name="ce1" table:formula="of:=ISNA(1/0)" office:value-type="boolean" office:boolean-value="false" calcext:value-type="boolean">
            <text:p/>
          </table:table-cell>
          <table:table-cell table:number-columns-repeated="5"/>
        </table:table-row>
        <table:table-row table:style-name="ro1">
          <table:table-cell table:formula="of:=ISNONTEXT([.A2])" office:value-type="boolean" office:boolean-value="true" calcext:value-type="boolean">
            <text:p/>
          </table:table-cell>
          <table:table-cell table:formula="of:=ISNONTEXT([.B10])" office:value-type="boolean" office:boolean-value="true" calcext:value-type="boolean">
            <text:p/>
          </table:table-cell>
          <table:table-cell table:formula="of:=ISNONTEXT([.D1])" office:value-type="boolean" office:boolean-value="false" calcext:value-type="boolean">
            <text:p/>
          </table:table-cell>
          <table:table-cell table:number-columns-repeated="6"/>
        </table:table-row>
        <table:table-row table:style-name="ro1">
          <table:table-cell table:formula="of:=ISNUMBER([.A11])" office:value-type="boolean" office:boolean-value="true" calcext:value-type="boolean">
            <text:p/>
          </table:table-cell>
          <table:table-cell table:formula="of:=ISNUMBER([.B3])" office:value-type="boolean" office:boolean-value="false" calcext:value-type="boolean">
            <text:p/>
          </table:table-cell>
          <table:table-cell table:formula="of:=ISNUMBER([.C1])" office:value-type="boolean" office:boolean-value="true" calcext:value-type="boolean">
            <text:p/>
          </table:table-cell>
          <table:table-cell table:number-columns-repeated="6"/>
        </table:table-row>
        <table:table-row table:style-name="ro1">
          <table:table-cell table:formula="of:=ISODD(1)" office:value-type="boolean" office:boolean-value="true" calcext:value-type="boolean">
            <text:p/>
          </table:table-cell>
          <table:table-cell table:formula="of:=ISODD(2)" office:value-type="boolean" office:boolean-value="false" calcext:value-type="boolean">
            <text:p/>
          </table:table-cell>
          <table:table-cell table:formula="of:=ISODD(0)" office:value-type="boolean" office:boolean-value="false" calcext:value-type="boolean">
            <text:p/>
          </table:table-cell>
          <table:table-cell table:style-name="ce1" table:formula="of:=ISODD(-5)" office:value-type="boolean" office:boolean-value="true" calcext:value-type="boolean">
            <text:p/>
          </table:table-cell>
          <table:table-cell table:style-name="ce1" table:formula="of:=ISODD(100)" office:value-type="boolean" office:boolean-value="false" calcext:value-type="boolean">
            <text:p/>
          </table:table-cell>
          <table:table-cell table:number-columns-repeated="4"/>
        </table:table-row>
        <table:table-row table:style-name="ro1">
          <table:table-cell table:formula="of:=ISREF([.E1])" office:value-type="boolean" office:boolean-value="true" calcext:value-type="boolean">
            <text:p/>
          </table:table-cell>
          <table:table-cell table:formula="of:=ISREF([.B3:.F4])" office:value-type="boolean" office:boolean-value="true" calcext:value-type="boolean">
            <text:p/>
          </table:table-cell>
          <table:table-cell table:formula="of:=ISREF(c)" office:value-type="boolean" office:boolean-value="false" calcext:value-type="boolean">
            <text:p/>
          </table:table-cell>
          <table:table-cell table:style-name="ce1" table:formula="of:=ISREF(&quot;test&quot;)" office:value-type="boolean" office:boolean-value="false" calcext:value-type="boolean">
            <text:p/>
          </table:table-cell>
          <table:table-cell table:style-name="ce1" table:formula="of:=ISREF(33)" office:value-type="boolean" office:boolean-value="false" calcext:value-type="boolean">
            <text:p/>
          </table:table-cell>
          <table:table-cell table:style-name="ce1" table:formula="of:=ISREF(g100000000)" office:value-type="boolean" office:boolean-value="false" calcext:value-type="boolean">
            <text:p/>
          </table:table-cell>
          <table:table-cell table:number-columns-repeated="3"/>
        </table:table-row>
        <table:table-row table:style-name="ro1">
          <table:table-cell table:formula="of:=ISTEXT([.A14])" office:value-type="boolean" office:boolean-value="false" calcext:value-type="boolean">
            <text:p/>
          </table:table-cell>
          <table:table-cell table:formula="of:=ISTEXT([.B3])" office:value-type="boolean" office:boolean-value="true" calcext:value-type="boolean">
            <text:p/>
          </table:table-cell>
          <table:table-cell table:formula="of:=ISTEXT(3)" office:value-type="boolean" office:boolean-value="false" calcext:value-type="boolean">
            <text:p/>
          </table:table-cell>
          <table:table-cell table:style-name="ce1" table:formula="of:=ISTEXT(&quot;3&quot;)" office:value-type="boolean" office:boolean-value="true" calcext:value-type="boolean">
            <text:p/>
          </table:table-cell>
          <table:table-cell table:number-columns-repeated="5"/>
        </table:table-row>
        <table:table-row table:style-name="ro1">
          <table:table-cell table:style-name="Default" table:formula="of:=N([.A15])" office:value-type="float" office:value="0" calcext:value-type="float">
            <text:p/>
          </table:table-cell>
          <table:table-cell table:style-name="Default" table:formula="of:=N([.B15])" office:value-type="float" office:value="1" calcext:value-type="float">
            <text:p/>
          </table:table-cell>
          <table:table-cell table:style-name="Default" table:formula="of:=N(42)" office:value-type="float" office:value="42" calcext:value-type="float">
            <text:p/>
          </table:table-cell>
          <table:table-cell table:formula="of:=N(&quot;3&quot;)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table:style-name="Default" table:formula="of:=NA()" office:value-type="string" office:string-value="" calcext:value-type="error">
            <text:p/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formula="of:=TYPE(3)" office:value-type="float" office:value="1" calcext:value-type="float">
            <text:p/>
          </table:table-cell>
          <table:table-cell table:style-name="Default" table:formula="of:=TYPE(&quot;test&quot;)" office:value-type="float" office:value="2" calcext:value-type="float">
            <text:p/>
          </table:table-cell>
          <table:table-cell table:style-name="Default" table:formula="of:=TYPE([.A15])" office:value-type="float" office:value="8" calcext:value-type="float">
            <text:p/>
          </table:table-cell>
          <table:table-cell table:formula="of:=TYPE({1;2})" office:value-type="float" office:value="64" calcext:value-type="float">
            <text:p/>
          </table:table-cell>
          <table:table-cell table:formula="of:=TYPE(NA())" office:value-type="float" office:value="16" calcext:value-type="float">
            <text:p/>
          </table:table-cell>
          <table:table-cell table:number-columns-repeated="4"/>
        </table:table-row>
      </table:table>
      <table:table table:name="Text" table:style-name="ta1">
        <table:table-column table:style-name="co2" table:number-columns-repeated="3" table:default-cell-style-name="Default"/>
        <table:table-row table:style-name="ro2">
          <table:table-cell table:formula="of:=MID(&quot;test&quot;;1;2)" office:value-type="string" office:string-value="te" calcext:value-type="string">
            <text:p>te</text:p>
          </table:table-cell>
          <table:table-cell table:formula="of:=MID(&quot;test&quot;;2;3)" office:value-type="string" office:string-value="est" calcext:value-type="string">
            <text:p>est</text:p>
          </table:table-cell>
          <table:table-cell table:formula="of:=MID(&quot;test&quot;;2;10)" office:value-type="string" office:string-value="est" calcext:value-type="string">
            <text:p>est</text:p>
          </table:table-cell>
        </table:table-row>
        <table:table-row table:style-name="ro2">
          <table:table-cell table:formula="of:=LEFT(&quot;testing&quot;)" office:value-type="string" office:string-value="t" calcext:value-type="string">
            <text:p>t</text:p>
          </table:table-cell>
          <table:table-cell table:formula="of:=LEFT(&quot;testing&quot;;3)" office:value-type="string" office:string-value="tes" calcext:value-type="string">
            <text:p>tes</text:p>
          </table:table-cell>
          <table:table-cell table:formula="of:=LEFT(&quot;testing&quot;;10)" office:value-type="string" office:string-value="testing" calcext:value-type="string">
            <text:p>testing</text:p>
          </table:table-cell>
        </table:table-row>
      </table:table>
      <table:table table:name="Statistical" table:style-name="ta1">
        <table:table-column table:style-name="co2" table:number-columns-repeated="6" table:default-cell-style-name="Default"/>
        <table:table-row table:style-name="ro2">
          <table:table-cell table:formula="of:=COUNT(3)" office:value-type="float" office:value="1" calcext:value-type="float">
            <text:p/>
          </table:table-cell>
          <table:table-cell table:formula="of:=COUNT([.A1])" office:value-type="float" office:value="1" calcext:value-type="float">
            <text:p/>
          </table:table-cell>
          <table:table-cell table:formula="of:=COUNT([.A1:.B1])" office:value-type="float" office:value="2" calcext:value-type="float">
            <text:p/>
          </table:table-cell>
          <table:table-cell table:formula="of:=COUNT(&quot;test&quot;)" office:value-type="float" office:value="0" calcext:value-type="float">
            <text:p/>
          </table:table-cell>
          <table:table-cell table:formula="of:=COUNT(1;2;3;&quot;test&quot;)" office:value-type="float" office:value="3" calcext:value-type="float">
            <text:p/>
          </table:table-cell>
          <table:table-cell table:formula="of:=COUNT([.A1:.B1];[.D1];[.L1:.M1])" office:value-type="float" office:value="3" calcext:value-type="float">
            <text:p/>
          </table:table-cell>
        </table:table-row>
        <table:table-row table:style-name="ro1" table:number-rows-repeated="2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inancial" table:style-name="ta1"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2" table:number-columns-repeated="2" table:default-cell-style-name="ce7"/>
        <table:table-column table:style-name="co7" table:default-cell-style-name="ce7"/>
        <table:table-column table:style-name="co2" table:number-columns-repeated="1018" table:default-cell-style-name="ce7"/>
        <table:table-row table:style-name="ro3">
          <table:table-cell table:style-name="ce3" table:formula="of:=ACCRINT(DATE(2001;2;28);DATE(2001;8;31);DATE(2001;5;1);0.1;1000;2;0)" office:value-type="float" office:value="16.9444444444444" calcext:value-type="float">
            <text:p/>
          </table:table-cell>
          <table:table-cell table:style-name="ce4"/>
          <table:table-cell office:value-type="string" calcext:value-type="string">
            <text:p>ACCRINT</text:p>
          </table:table-cell>
          <table:table-cell/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3">
          <table:table-cell table:style-name="ce3" table:formula="of:=ACCRINTM(DATE(2001;4;1);DATE(2001;6;15);0.1;1000;3)" office:value-type="float" office:value="20.5479452054794" calcext:value-type="float">
            <text:p/>
          </table:table-cell>
          <table:table-cell table:style-name="ce3"/>
          <table:table-cell office:value-type="string" calcext:value-type="string">
            <text:p>ACCRINTM</text:p>
          </table:table-cell>
          <table:table-cell/>
          <table:table-cell table:style-name="ce13" office:value-type="float" office:value="-10000" calcext:value-type="float">
            <text:p>-10000</text:p>
          </table:table-cell>
          <table:table-cell table:number-columns-repeated="1019"/>
        </table:table-row>
        <table:table-row table:style-name="ro3">
          <table:table-cell table:style-name="ce3" table:formula="of:=AMORDEGRC(3000;DATE(2008;7;15);DATE(2008;12;31);500;1;0.15;1)" office:value-type="float" office:value="930" calcext:value-type="float">
            <text:p/>
          </table:table-cell>
          <table:table-cell table:style-name="ce3"/>
          <table:table-cell office:value-type="string" calcext:value-type="string">
            <text:p>AMORDEGRC</text:p>
          </table:table-cell>
          <table:table-cell/>
          <table:table-cell table:style-name="ce11" office:value-type="float" office:value="3500" calcext:value-type="float">
            <text:p>3500</text:p>
          </table:table-cell>
          <table:table-cell table:number-columns-repeated="1019"/>
        </table:table-row>
        <table:table-row table:style-name="ro3">
          <table:table-cell table:style-name="ce3" table:formula="of:=AMORLINC(2500;DATE(2008;7;19);DATE(2008;12;31);500;1;0.15;1)" office:value-type="float" office:value="375" calcext:value-type="float">
            <text:p/>
          </table:table-cell>
          <table:table-cell table:style-name="ce3"/>
          <table:table-cell office:value-type="string" calcext:value-type="string">
            <text:p>AMORLINC</text:p>
          </table:table-cell>
          <table:table-cell/>
          <table:table-cell table:style-name="ce14" office:value-type="float" office:value="7600" calcext:value-type="float">
            <text:p>7600</text:p>
          </table:table-cell>
          <table:table-cell table:number-columns-repeated="1019"/>
        </table:table-row>
        <table:table-row table:style-name="ro3">
          <table:table-cell table:style-name="ce3" table:formula="of:=COUPDAYBS(DATE(2001;1;25); DATE(2001;11;15); 2; 3)" office:value-type="float" office:value="71" calcext:value-type="float">
            <text:p/>
          </table:table-cell>
          <table:table-cell table:style-name="ce3"/>
          <table:table-cell office:value-type="string" calcext:value-type="string">
            <text:p>COUPDAYBS</text:p>
          </table:table-cell>
          <table:table-cell/>
          <table:table-cell table:style-name="ce14" office:value-type="float" office:value="1000" calcext:value-type="float">
            <text:p>1000</text:p>
          </table:table-cell>
          <table:table-cell table:number-columns-repeated="1019"/>
        </table:table-row>
        <table:table-row table:style-name="ro4">
          <table:table-cell table:style-name="ce3" table:formula="of:=COUPDAYS(DATE(2007;1;25); DATE(2008;11;15); 4; 1)" office:value-type="float" office:value="92" calcext:value-type="float">
            <text:p/>
          </table:table-cell>
          <table:table-cell table:style-name="ce3"/>
          <table:table-cell office:value-type="string" calcext:value-type="string">
            <text:p>COUPDAYS</text:p>
          </table:table-cell>
          <table:table-cell/>
          <table:table-cell table:style-name="ce15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style-name="ce3" table:formula="of:=COUPDAYSNC(DATE(2001;1;25);DATE(2001;11;15); 2; 3)" office:value-type="float" office:value="110" calcext:value-type="float">
            <text:p/>
          </table:table-cell>
          <table:table-cell table:style-name="ce3"/>
          <table:table-cell office:value-type="string" calcext:value-type="string">
            <text:p>COUPDAYSNC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style-name="ce3" table:formula="of:=COUPNCD(DATE(2001;1;25); DATE(2001;11;15); 2; 3)" office:value-type="float" office:value="37026" calcext:value-type="float">
            <text:p/>
          </table:table-cell>
          <table:table-cell table:style-name="ce3"/>
          <table:table-cell office:value-type="string" calcext:value-type="string">
            <text:p>COUPNCD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3" table:formula="of:=COUPNUM(DATE(2001;1;25);DATE(2001;11;15);2;3)" office:value-type="float" office:value="2" calcext:value-type="float">
            <text:p/>
          </table:table-cell>
          <table:table-cell table:style-name="ce3"/>
          <table:table-cell office:value-type="string" calcext:value-type="string">
            <text:p>COUPNUM</text:p>
          </table:table-cell>
          <table:table-cell/>
          <table:table-cell office:value-type="float" office:value="8" calcext:value-type="float">
            <text:p>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table:style-name="ce3" table:formula="of:=COUPNUM(DATE(2001;1;25);DATE(2001;11;15);2;3)" office:value-type="float" office:value="2" calcext:value-type="float">
            <text:p/>
          </table:table-cell>
          <table:table-cell table:style-name="ce3"/>
          <table:table-cell office:value-type="string" calcext:value-type="string">
            <text:p>COUPPCD</text:p>
          </table:table-cell>
          <table:table-cell/>
          <table:table-cell table:style-name="ce16" office:value-type="date" office:date-value="2001-01-01" calcext:value-type="date">
            <text:p>36892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3" table:formula="of:=CUMIPMT(0.055/12;24;5000;4;6;1)" office:value-type="float" office:value="-57.5412415342252" calcext:value-type="float">
            <text:p/>
          </table:table-cell>
          <table:table-cell table:style-name="ce3"/>
          <table:table-cell office:value-type="string" calcext:value-type="string">
            <text:p>CUMIPMT</text:p>
          </table:table-cell>
          <table:table-cell/>
          <table:table-cell table:style-name="ce16" office:value-type="date" office:date-value="2001-01-02" calcext:value-type="date">
            <text:p>36893</text:p>
          </table:table-cell>
          <table:table-cell table:style-name="ce8"/>
          <table:table-cell table:style-name="ce11"/>
          <table:table-cell table:number-columns-repeated="1017"/>
        </table:table-row>
        <table:table-row table:style-name="ro3">
          <table:table-cell table:style-name="ce3" table:formula="of:=CUMIPMT(0.0075;360;125000;13;24;0)" office:value-type="float" office:value="-11135.2321307508" calcext:value-type="float">
            <text:p/>
          </table:table-cell>
          <table:table-cell table:style-name="ce3" table:formula="of:=CUMIPMT(0.0075;360;125000;1;1;0)" office:value-type="float" office:value="-937.5" calcext:value-type="float">
            <text:p/>
          </table:table-cell>
          <table:table-cell office:value-type="string" calcext:value-type="string">
            <text:p>CUMIPMT_ADD</text:p>
          </table:table-cell>
          <table:table-cell/>
          <table:table-cell table:style-name="ce16" office:value-type="date" office:date-value="2001-03-15" calcext:value-type="date">
            <text:p>36965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3" table:formula="of:=CUMPRINC(0.055/12;36;15000;10;18;0)" office:value-type="float" office:value="-3669.73551569782" calcext:value-type="float">
            <text:p/>
          </table:table-cell>
          <table:table-cell table:style-name="ce3"/>
          <table:table-cell office:value-type="string" calcext:value-type="string">
            <text:p>CUMPRINC</text:p>
          </table:table-cell>
          <table:table-cell/>
          <table:table-cell table:style-name="ce16" office:value-type="date" office:date-value="2001-05-12" calcext:value-type="date">
            <text:p>37023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3" table:formula="of:=CUMPRINC(0.0075;360;125000;13;24;0)" office:value-type="float" office:value="-934.107123420898" calcext:value-type="float">
            <text:p/>
          </table:table-cell>
          <table:table-cell table:style-name="ce3" table:formula="of:=CUMPRINC(0.0075;360;125000;1;1;0)" office:value-type="float" office:value="-68.2782711809783" calcext:value-type="float">
            <text:p/>
          </table:table-cell>
          <table:table-cell office:value-type="string" calcext:value-type="string">
            <text:p>CUMPRINC_ADD</text:p>
          </table:table-cell>
          <table:table-cell/>
          <table:table-cell table:style-name="ce16" office:value-type="date" office:date-value="2001-08-10" calcext:value-type="date">
            <text:p>37113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3" table:formula="of:=DB(25000;1000;36;1;6)" office:value-type="float" office:value="1075" calcext:value-type="float">
            <text:p/>
          </table:table-cell>
          <table:table-cell table:style-name="ce3"/>
          <table:table-cell office:value-type="string" calcext:value-type="string">
            <text:p>DB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8" table:number-columns-repeated="2"/>
          <table:table-cell table:number-columns-repeated="1017"/>
        </table:table-row>
        <table:table-row table:style-name="ro3">
          <table:table-cell table:style-name="ce3" table:formula="of:=DDB(75000;1;60;12;2)" office:value-type="float" office:value="1721.80586824866" calcext:value-type="float">
            <text:p/>
          </table:table-cell>
          <table:table-cell table:style-name="ce3"/>
          <table:table-cell office:value-type="string" calcext:value-type="string">
            <text:p>DDB</text:p>
          </table:table-cell>
          <table:table-cell/>
          <table:table-cell office:value-type="float" office:value="7600" calcext:value-type="float">
            <text:p>7600</text:p>
          </table:table-cell>
          <table:table-cell table:style-name="ce9"/>
          <table:table-cell table:style-name="ce11"/>
          <table:table-cell table:number-columns-repeated="1017"/>
        </table:table-row>
        <table:table-row table:style-name="ro3">
          <table:table-cell table:style-name="ce3" table:formula="of:=DISC(DATE(2001;1;25);DATE(2001;11;15);97;100;3)" office:value-type="float" office:value="0.0372448979591837" calcext:value-type="float">
            <text:p/>
          </table:table-cell>
          <table:table-cell table:style-name="ce4"/>
          <table:table-cell office:value-type="string" calcext:value-type="string">
            <text:p>DISC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9"/>
          <table:table-cell table:style-name="ce11"/>
          <table:table-cell table:number-columns-repeated="1017"/>
        </table:table-row>
        <table:table-row table:style-name="ro3">
          <table:table-cell table:style-name="ce3" table:formula="of:=DOLLARDE(1.02;16)" office:value-type="float" office:value="1.125" calcext:value-type="float">
            <text:p/>
          </table:table-cell>
          <table:table-cell table:style-name="ce3" table:formula="of:=DOLLARDE(1.1;8)" office:value-type="float" office:value="1.125" calcext:value-type="float">
            <text:p/>
          </table:table-cell>
          <table:table-cell office:value-type="string" calcext:value-type="string">
            <text:p>DOLLARDE</text:p>
          </table:table-cell>
          <table:table-cell/>
          <table:table-cell table:style-name="ce17" office:value-type="float" office:value="-10000" calcext:value-type="float">
            <text:p>-10000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3" table:formula="of:=DOLLARFR(1.125;16)" office:value-type="float" office:value="1.02" calcext:value-type="float">
            <text:p/>
          </table:table-cell>
          <table:table-cell table:style-name="ce3" table:formula="of:=DOLLARFR(1.125;8)" office:value-type="float" office:value="1.1" calcext:value-type="float">
            <text:p/>
          </table:table-cell>
          <table:table-cell office:value-type="string" calcext:value-type="string">
            <text:p>DOLLARFR</text:p>
          </table:table-cell>
          <table:table-cell/>
          <table:table-cell table:style-name="ce17" office:value-type="float" office:value="2000" calcext:value-type="float">
            <text:p>2000</text:p>
          </table:table-cell>
          <table:table-cell table:style-name="ce11" table:number-columns-repeated="2"/>
          <table:table-cell table:number-columns-repeated="1017"/>
        </table:table-row>
        <table:table-row table:style-name="ro3">
          <table:table-cell table:style-name="ce4" table:formula="of:=PDURATION(0.0475;25000;1000000)" office:value-type="float" office:value="79.4907946994012" calcext:value-type="float">
            <text:p/>
          </table:table-cell>
          <table:table-cell table:style-name="ce4"/>
          <table:table-cell office:value-type="string" calcext:value-type="string">
            <text:p>DURATION</text:p>
          </table:table-cell>
          <table:table-cell/>
          <table:table-cell table:style-name="ce17" office:value-type="float" office:value="2500" calcext:value-type="float">
            <text:p>2500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table:style-name="ce3" table:formula="of:=DURATION(DATE(2008;1;1);DATE(2016;1;1);0.08;0.09;2;1)" office:value-type="float" office:value="5.99195013802694" calcext:value-type="float">
            <text:p/>
          </table:table-cell>
          <table:table-cell table:style-name="ce4"/>
          <table:table-cell office:value-type="string" calcext:value-type="string">
            <text:p>DURATION_ADD</text:p>
          </table:table-cell>
          <table:table-cell/>
          <table:table-cell table:style-name="ce17" office:value-type="float" office:value="5000" calcext:value-type="float">
            <text:p>5000</text:p>
          </table:table-cell>
          <table:table-cell table:style-name="ce12"/>
          <table:table-cell table:style-name="ce11"/>
          <table:table-cell table:number-columns-repeated="1017"/>
        </table:table-row>
        <table:table-row table:style-name="ro3">
          <table:table-cell table:style-name="ce3" table:formula="of:=EFFECT(0.0525;4)" office:value-type="float" office:value="0.0535426673707582" calcext:value-type="float">
            <text:p/>
          </table:table-cell>
          <table:table-cell table:style-name="ce4"/>
          <table:table-cell office:value-type="string" calcext:value-type="string">
            <text:p>EFFECT_ADD</text:p>
          </table:table-cell>
          <table:table-cell/>
          <table:table-cell table:style-name="ce17" office:value-type="float" office:value="1000" calcext:value-type="float">
            <text:p>1000</text:p>
          </table:table-cell>
          <table:table-cell table:number-columns-repeated="1019"/>
        </table:table-row>
        <table:table-row table:style-name="ro3">
          <table:table-cell table:style-name="ce3" table:formula="of:=EFFECT(0.0975;4)" office:value-type="float" office:value="0.10112312546402" calcext:value-type="float">
            <text:p/>
          </table:table-cell>
          <table:table-cell table:style-name="ce4"/>
          <table:table-cell office:value-type="string" calcext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4" table:formula="of:=FV(0.04;2;750;2500)" office:value-type="float" office:value="-4234" calcext:value-type="float">
            <text:p/>
          </table:table-cell>
          <table:table-cell table:style-name="ce4"/>
          <table:table-cell office:value-type="string" calcext:value-type="string">
            <text:p>FV</text:p>
          </table:table-cell>
          <table:table-cell table:number-columns-repeated="1021"/>
        </table:table-row>
        <table:table-row table:style-name="ro2">
          <table:table-cell table:style-name="ce4" table:formula="of:=FVSCHEDULE(1000;{0.03;0.04;0.05})" office:value-type="float" office:value="1124.76" calcext:value-type="float">
            <text:p/>
          </table:table-cell>
          <table:table-cell table:style-name="ce4"/>
          <table:table-cell office:value-type="string" calcext:value-type="string">
            <text:p>FVSCHEDULE</text:p>
          </table:table-cell>
          <table:table-cell table:number-columns-repeated="1021"/>
        </table:table-row>
        <table:table-row table:style-name="ro3">
          <table:table-cell table:style-name="ce3" table:formula="of:=INTRATE(&quot;1990-01-15&quot;; &quot;2002-05-05&quot;; 1000000; 2000000; 3)" office:value-type="float" office:value="0.0812374805252615" calcext:value-type="float">
            <text:p/>
          </table:table-cell>
          <table:table-cell table:style-name="ce4"/>
          <table:table-cell office:value-type="string" calcext:value-type="string">
            <text:p>INTRATE</text:p>
          </table:table-cell>
          <table:table-cell table:number-columns-repeated="1021"/>
        </table:table-row>
        <table:table-row table:style-name="ro3">
          <table:table-cell table:style-name="ce3" table:formula="of:=IPMT(0.05;5;7;15000)" office:value-type="float" office:value="-352.973422514773" calcext:value-type="float">
            <text:p/>
          </table:table-cell>
          <table:table-cell table:style-name="ce4"/>
          <table:table-cell office:value-type="string" calcext:value-type="string">
            <text:p>IPMT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4" table:formula="of:=IRR([.E2:.E5])" office:value-type="float" office:value="0.113321028236252" calcext:value-type="float">
            <text:p/>
          </table:table-cell>
          <table:table-cell table:style-name="ce4"/>
          <table:table-cell office:value-type="string" calcext:value-type="string">
            <text:p>IRR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5" table:formula="of:=ISPMT(0.01;18;24;120000)" office:value-type="float" office:value="-300" calcext:value-type="float">
            <text:p/>
          </table:table-cell>
          <table:table-cell table:style-name="ce4"/>
          <table:table-cell office:value-type="string" calcext:value-type="string">
            <text:p>ISPMT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5" table:formula="of:=MDURATION(&quot;2001-01-01&quot;; &quot;2006-01-01&quot;; 0.08; 0.09; 2; 3)" office:value-type="float" office:value="4.02068710841898" calcext:value-type="float">
            <text:p/>
          </table:table-cell>
          <table:table-cell table:style-name="ce4"/>
          <table:table-cell office:value-type="string" calcext:value-type="string">
            <text:p>MDURATION</text:p>
          </table:table-cell>
          <table:table-cell table:style-name="ce10"/>
          <table:table-cell table:number-columns-repeated="1020"/>
        </table:table-row>
        <table:table-row table:style-name="ro2">
          <table:table-cell table:style-name="ce4" table:formula="of:=MIRR([.E6:.E9];0.5;0.1)" office:value-type="float" office:value="0.941647376706893" calcext:value-type="float">
            <text:p/>
          </table:table-cell>
          <table:table-cell table:style-name="ce4"/>
          <table:table-cell office:value-type="string" calcext:value-type="string">
            <text:p>MIRR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5" table:formula="of:=NOMINAL(0.135;12)" office:value-type="float" office:value="0.127303166959042" calcext:value-type="float">
            <text:p/>
          </table:table-cell>
          <table:table-cell table:style-name="ce4"/>
          <table:table-cell office:value-type="string" calcext:value-type="string">
            <text:p>NOMINAL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5" table:formula="of:=NOMINAL(0.053543;4)" office:value-type="float" office:value="0.052500319868356" calcext:value-type="float">
            <text:p/>
          </table:table-cell>
          <table:table-cell table:style-name="ce4"/>
          <table:table-cell office:value-type="string" calcext:value-type="string">
            <text:p>NOMINAL_ADD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5" table:formula="of:=NPER(0.06;153.75;2600)" office:value-type="float" office:value="-12.0207780851554" calcext:value-type="float">
            <text:p/>
          </table:table-cell>
          <table:table-cell table:style-name="ce4"/>
          <table:table-cell office:value-type="string" calcext:value-type="string">
            <text:p>NPER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5" table:formula="of:=NPV(0.0875;10;20;30)" office:value-type="float" office:value="49.432121038173" calcext:value-type="float">
            <text:p/>
          </table:table-cell>
          <table:table-cell table:style-name="ce4"/>
          <table:table-cell office:value-type="string" calcext:value-type="string">
            <text:p>NPV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5" table:formula="of:=ODDLPRICE(DATE(1999;2;7);DATE(1999;6;15);DATE(1998;10;15); 0.0375; 0.0405;100;2;0)" office:value-type="float" office:value="99.8782860147214" calcext:value-type="float">
            <text:p/>
          </table:table-cell>
          <table:table-cell table:style-name="ce4"/>
          <table:table-cell office:value-type="string" calcext:value-type="string">
            <text:p>ODDFPRICE</text:p>
          </table:table-cell>
          <table:table-cell table:number-columns-repeated="1021"/>
        </table:table-row>
        <table:table-row table:style-name="ro3">
          <table:table-cell table:style-name="ce5" table:formula="of:=ODDLPRICE(DATE(1999;2;7);DATE(1999;6;15);DATE(1998;10;15); 0.0375; 0.0405;100;2;0)" office:value-type="float" office:value="99.8782860147214" calcext:value-type="float">
            <text:p/>
          </table:table-cell>
          <table:table-cell table:style-name="ce4"/>
          <table:table-cell office:value-type="string" calcext:value-type="string">
            <text:p>ODDLPRICE</text:p>
          </table:table-cell>
          <table:table-cell table:number-columns-repeated="1021"/>
        </table:table-row>
        <table:table-row table:style-name="ro3">
          <table:table-cell table:style-name="ce5" table:formula="of:=ODDLYIELD(&quot;1999-04-20&quot;;&quot;1999-06-15&quot;; &quot;1998-10-15&quot;; 0.0375; 99.875; 100;2;0)" office:value-type="float" office:value="0.0448731663302424" calcext:value-type="float">
            <text:p/>
          </table:table-cell>
          <table:table-cell table:style-name="ce4"/>
          <table:table-cell office:value-type="string" calcext:value-type="string">
            <text:p>ODDLYIELD</text:p>
          </table:table-cell>
          <table:table-cell table:number-columns-repeated="1021"/>
        </table:table-row>
        <table:table-row table:style-name="ro3">
          <table:table-cell table:style-name="ce5" table:formula="of:=PMT(0.0199/12;36;25000)" office:value-type="float" office:value="-715.955334437392" calcext:value-type="float">
            <text:p/>
          </table:table-cell>
          <table:table-cell table:style-name="ce4"/>
          <table:table-cell office:value-type="string" calcext:value-type="string">
            <text:p>PMT</text:p>
          </table:table-cell>
          <table:table-cell table:number-columns-repeated="1021"/>
        </table:table-row>
        <table:table-row table:style-name="ro3">
          <table:table-cell table:style-name="ce5" table:formula="of:=PPMT(0.0875/12;1;36;5000;8000;1)" office:value-type="float" office:value="-350.992937038239" calcext:value-type="float">
            <text:p/>
          </table:table-cell>
          <table:table-cell table:style-name="ce4"/>
          <table:table-cell office:value-type="string" calcext:value-type="string">
            <text:p>PPMT</text:p>
          </table:table-cell>
          <table:table-cell table:number-columns-repeated="1021"/>
        </table:table-row>
        <table:table-row table:style-name="ro3">
          <table:table-cell table:style-name="ce5" table:formula="of:=PRICE(&quot;1999-02-15&quot;; &quot;2007-11-15&quot;; 0.0575; 0.065; 100; 2; 0)" office:value-type="float" office:value="95.0428743993921" calcext:value-type="float">
            <text:p/>
          </table:table-cell>
          <table:table-cell table:style-name="ce4"/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3">
          <table:table-cell table:style-name="ce5" table:formula="of:=PRICEDISC(&quot;1999-02-15&quot;; &quot;1999-03-01&quot;; 0.0525; 100; 2)" office:value-type="float" office:value="99.7958333333333" calcext:value-type="float">
            <text:p/>
          </table:table-cell>
          <table:table-cell table:style-name="ce4"/>
          <table:table-cell office:value-type="string" calcext:value-type="string">
            <text:p>PRICEDISC</text:p>
          </table:table-cell>
          <table:table-cell table:number-columns-repeated="1021"/>
        </table:table-row>
        <table:table-row table:style-name="ro3">
          <table:table-cell table:style-name="ce5" table:formula="of:=PRICEMAT(&quot;1999-02-15&quot;;&quot;1999-04-13&quot;;&quot;1998-11-11&quot;; 0.061; 0.061;0)" office:value-type="float" office:value="99.984498875557" calcext:value-type="float">
            <text:p/>
          </table:table-cell>
          <table:table-cell table:style-name="ce4"/>
          <table:table-cell office:value-type="string" calcext:value-type="string">
            <text:p>PRICEMAT</text:p>
          </table:table-cell>
          <table:table-cell table:number-columns-repeated="1021"/>
        </table:table-row>
        <table:table-row table:style-name="ro3">
          <table:table-cell table:style-name="ce5" table:formula="of:=PV(0.08/12;48;500;20000)" office:value-type="float" office:value="-35019.3680845542" calcext:value-type="float">
            <text:p/>
          </table:table-cell>
          <table:table-cell table:style-name="ce4"/>
          <table:table-cell office:value-type="string" calcext:value-type="string">
            <text:p>PV</text:p>
          </table:table-cell>
          <table:table-cell table:number-columns-repeated="1021"/>
        </table:table-row>
        <table:table-row table:style-name="ro2">
          <table:table-cell table:style-name="ce4" table:formula="of:=RATE(4*12; -200; 8000)" office:value-type="float" office:value="0.00770147248823279" calcext:value-type="float">
            <text:p/>
          </table:table-cell>
          <table:table-cell table:style-name="ce4"/>
          <table:table-cell office:value-type="string" calcext:value-type="string">
            <text:p>RATE</text:p>
          </table:table-cell>
          <table:table-cell table:number-columns-repeated="1021"/>
        </table:table-row>
        <table:table-row table:style-name="ro3">
          <table:table-cell table:style-name="ce5" table:formula="of:=RECEIVED(DATE(1999;2;15);DATE(1999;5;15);1000;0.0575;2)" office:value-type="float" office:value="1014.42026586264" calcext:value-type="float">
            <text:p/>
          </table:table-cell>
          <table:table-cell table:style-name="ce4"/>
          <table:table-cell office:value-type="string" calcext:value-type="string">
            <text:p>RECEIVED</text:p>
          </table:table-cell>
          <table:table-cell table:number-columns-repeated="1021"/>
        </table:table-row>
        <table:table-row table:style-name="ro3">
          <table:table-cell table:style-name="ce5" table:formula="of:=RRI(4;7500;10000)" office:value-type="float" office:value="0.074569931823542" calcext:value-type="float">
            <text:p/>
          </table:table-cell>
          <table:table-cell table:style-name="ce4"/>
          <table:table-cell office:value-type="string" calcext:value-type="string">
            <text:p>RRI</text:p>
          </table:table-cell>
          <table:table-cell table:number-columns-repeated="1021"/>
        </table:table-row>
        <table:table-row table:style-name="ro3">
          <table:table-cell table:style-name="ce5" table:formula="of:=SLN(50000;3500;84)" office:value-type="float" office:value="553.571428571429" calcext:value-type="float">
            <text:p/>
          </table:table-cell>
          <table:table-cell table:style-name="ce4"/>
          <table:table-cell office:value-type="string" calcext:value-type="string">
            <text:p>SLN</text:p>
          </table:table-cell>
          <table:table-cell table:number-columns-repeated="1021"/>
        </table:table-row>
        <table:table-row table:style-name="ro3">
          <table:table-cell table:style-name="ce5" table:formula="of:=SYD(50000;10000;5;1)" office:value-type="float" office:value="13333.3333333333" calcext:value-type="float">
            <text:p/>
          </table:table-cell>
          <table:table-cell table:style-name="ce4"/>
          <table:table-cell office:value-type="string" calcext:value-type="string">
            <text:p>SYD</text:p>
          </table:table-cell>
          <table:table-cell table:number-columns-repeated="1021"/>
        </table:table-row>
        <table:table-row table:style-name="ro3">
          <table:table-cell table:style-name="ce5" table:formula="of:=TBILLEQ(&quot;1999-03-31&quot;;&quot;1999-06-01&quot;; 0.0914)" office:value-type="float" office:value="0.094151493565943" calcext:value-type="float">
            <text:p/>
          </table:table-cell>
          <table:table-cell table:style-name="ce4"/>
          <table:table-cell office:value-type="string" calcext:value-type="string">
            <text:p>TBILLEQ</text:p>
          </table:table-cell>
          <table:table-cell table:number-columns-repeated="1021"/>
        </table:table-row>
        <table:table-row table:style-name="ro3">
          <table:table-cell table:style-name="ce5" table:formula="of:=TBILLPRICE(&quot;1999-03-31&quot;;&quot;1999-06-01&quot;; 0.09)" office:value-type="float" office:value="98.45" calcext:value-type="float">
            <text:p/>
          </table:table-cell>
          <table:table-cell table:style-name="ce4"/>
          <table:table-cell office:value-type="string" calcext:value-type="string">
            <text:p>TBILLPRICE</text:p>
          </table:table-cell>
          <table:table-cell table:number-columns-repeated="1021"/>
        </table:table-row>
        <table:table-row table:style-name="ro3">
          <table:table-cell table:style-name="ce5" table:formula="of:=TBILLYIELD(&quot;1999-03-31&quot;;&quot;1999-06-01&quot;; 98.45)" office:value-type="float" office:value="0.0914169629253423" calcext:value-type="float">
            <text:p/>
          </table:table-cell>
          <table:table-cell table:style-name="ce4"/>
          <table:table-cell office:value-type="string" calcext:value-type="string">
            <text:p>TBILLYIELD</text:p>
          </table:table-cell>
          <table:table-cell table:number-columns-repeated="1021"/>
        </table:table-row>
        <table:table-row table:style-name="ro2">
          <table:table-cell table:style-name="ce6" table:formula="of:=VDB(35000;7500;36;10;20;2)" office:value-type="float" office:value="8603.80245372397" calcext:value-type="float">
            <text:p/>
          </table:table-cell>
          <table:table-cell table:style-name="ce4"/>
          <table:table-cell office:value-type="string" calcext:value-type="string">
            <text:p>VDB</text:p>
          </table:table-cell>
          <table:table-cell table:number-columns-repeated="1021"/>
        </table:table-row>
        <table:table-row table:style-name="ro2">
          <table:table-cell table:style-name="ce4" table:formula="of:=XIRR([.E18:.E22];[.E10:.E14];0.1)" office:value-type="float" office:value="0.194818475056105" calcext:value-type="float">
            <text:p/>
          </table:table-cell>
          <table:table-cell table:style-name="ce4"/>
          <table:table-cell office:value-type="string" calcext:value-type="string">
            <text:p>XIRR</text:p>
          </table:table-cell>
          <table:table-cell table:number-columns-repeated="1021"/>
        </table:table-row>
        <table:table-row table:style-name="ro3">
          <table:table-cell table:style-name="ce5" table:formula="of:=XNPV(0.06;[.E18:.E22];[.E10:.E14])" office:value-type="float" office:value="332.570918796713" calcext:value-type="float">
            <text:p/>
          </table:table-cell>
          <table:table-cell table:style-name="ce4"/>
          <table:table-cell office:value-type="string" calcext:value-type="string">
            <text:p>XNPV</text:p>
          </table:table-cell>
          <table:table-cell table:style-name="ce13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13"/>
          <table:table-cell table:number-columns-repeated="2"/>
          <table:table-cell table:style-name="ce1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13"/>
          <table:table-cell table:number-columns-repeated="2"/>
          <table:table-cell table:style-name="ce18"/>
          <table:table-cell table:number-columns-repeated="1017"/>
        </table:table-row>
        <table:table-row table:style-name="ro2">
          <table:table-cell table:number-columns-repeated="3"/>
          <table:table-cell table:style-name="ce13"/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5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8" number:min-integer-digits="1"/>
    </number:number-style>
    <number:number-style style:name="N154">
      <number:number number:decimal-places="9" number:min-integer-digits="1"/>
    </number:number-style>
    <number:number-style style:name="N155P0" style:volatile="true">
      <number:text>$</number:text>
      <number:number number:decimal-places="0" number:min-integer-digits="1" number:grouping="true"/>
      <number:text> </number:text>
    </number:number-style>
    <number:number-style style:name="N155">
      <number:text>($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integer-digits="1" number:grouping="true"/>
      <number:text> </number:text>
    </number:number-style>
    <number:number-style style:name="N157">
      <number:text>($</number:text>
      <number:number number: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number-style style:name="N167">
      <number:number number:decimal-places="11" number:min-integer-digits="1"/>
    </number:number-style>
    <number:number-style style:name="N168">
      <number:number number:decimal-places="10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16:21:27.7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4-02-15T16:26:20.201000000</dc:date>
    <meta:editing-duration>P3DT58M46S</meta:editing-duration>
    <meta:editing-cycles>18</meta:editing-cycles>
    <meta:generator>LibreOffice/4.2.0.4$Windows_x86 LibreOffice_project/05dceb5d363845f2cf968344d7adab8dcfb2ba71</meta:generator>
    <meta:document-statistic meta:table-count="7" meta:cell-count="0" meta:object-count="0"/>
  </office:meta>
</office:document-meta>
</file>